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3000000FBE076242EDC4F0256.png" manifest:media-type="image/png"/>
  <manifest:file-entry manifest:full-path="Pictures/10000201000001F400000299BFA37C7C6642A26C.png" manifest:media-type="image/png"/>
  <manifest:file-entry manifest:full-path="Pictures/10000000000000CA000000C167C2C45893A75B7B.png" manifest:media-type="image/png"/>
  <manifest:file-entry manifest:full-path="Pictures/10000201000004B00000031A96F4B83F3BB8CF11.png" manifest:media-type="image/png"/>
  <manifest:file-entry manifest:full-path="Pictures/1000020100000275000001535B65214F96C0AF47.png" manifest:media-type="image/png"/>
  <manifest:file-entry manifest:full-path="Pictures/100002010000020000000200408707868D7094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solid" svg:stroke-color="#bf004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106cm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47cm"/>
      <style:paragraph-properties style:writing-mode="lr-tb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color="#999999" draw:fill-color="#cccccc" draw:textarea-horizontal-align="justify" draw:textarea-vertical-align="middle" draw:auto-grow-height="false" fo:min-height="5.05cm" fo:min-width="6.1cm"/>
    </style:style>
    <style:style style:name="gr9" style:family="graphic" style:parent-style-name="objectwithoutfill">
      <style:graphic-properties svg:stroke-width="0.106cm" svg:stroke-color="#333333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draw:stroke="dash" draw:stroke-dash="Long_20_Dash" svg:stroke-width="0.106cm" svg:stroke-color="#00a933" draw:marker-start-width="0.359cm" draw:marker-end="Puntas_20_de_20_flecha_20_2" draw:marker-end-width="0.459cm" draw:fill="none" draw:textarea-vertical-align="middle" fo:padding-top="0.178cm" fo:padding-bottom="0.178cm" fo:padding-left="0.303cm" fo:padding-right="0.303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00a933" loext:opacity="100%" fo:font-size="26pt" style:font-size-asian="26pt" style:font-size-complex="26pt"/>
    </style:style>
    <style:style style:name="P3" style:family="paragraph">
      <loext:graphic-properties draw:fill="none" draw:fill-color="#ffffff"/>
      <style:text-properties fo:color="#00a933" loext:opacity="100%" style:font-name="Ubuntu" fo:font-size="26pt" fo:font-weight="bold" style:font-size-asian="26pt" style:font-weight-asian="bold" style:font-size-complex="26pt" style:font-weight-complex="bold"/>
    </style:style>
    <style:style style:name="P4" style:family="paragraph">
      <style:text-properties fo:color="#bf0041" loext:opacity="100%" fo:font-size="18pt" style:font-size-asian="18pt" style:font-size-complex="18pt"/>
    </style:style>
    <style:style style:name="P5" style:family="paragraph">
      <loext:graphic-properties draw:fill="none" draw:fill-color="#ffffff"/>
      <style:text-properties fo:color="#bf0041" loext:opacity="100%" style:font-name="Ubuntu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2a6099" loext:opacity="100%" style:font-name="Ubuntu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  <style:text-properties fo:color="#2a6099" loext:opacity="100%" style:font-name="Ubuntu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text-properties fo:color="#2a6099" loext:opacity="100%" style:font-name="Ubuntu"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color="#666666" loext:opacity="100%" fo:font-size="18pt" style:font-size-asian="18pt" style:font-size-complex="18pt"/>
    </style:style>
    <style:style style:name="P11" style:family="paragraph">
      <loext:graphic-properties draw:fill="none" draw:fill-color="#ffffff"/>
      <style:text-properties fo:color="#666666" loext:opacity="100%" style:font-name="Ubuntu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style:text-properties fo:color="#00a933" loext:opacity="100%" style:font-name="Ubuntu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text-properties fo:color="#00a933" loext:opacity="100%" style:font-name="Ubuntu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ffffff"/>
    </style:style>
    <style:style style:name="P16" style:family="paragraph">
      <style:paragraph-properties fo:text-align="end"/>
      <style:text-properties fo:color="#2a6099" loext:opacity="100%" style:font-name="Ubuntu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margin-left="0cm" fo:margin-right="0cm" fo:margin-top="0cm" fo:margin-bottom="0cm" fo:line-height="100%" fo:text-align="end" fo:text-indent="0cm"/>
      <style:text-properties fo:color="#2a6099" loext:opacity="100%" style:font-name="Ubuntu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end"/>
      <style:text-properties fo:color="#2a6099" loext:opacity="100%" style:font-name="Ubuntu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end"/>
      <style:text-properties fo:color="#00a933" loext:opacity="100%" style:font-name="Ubuntu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margin-left="0cm" fo:margin-right="0cm" fo:margin-top="0cm" fo:margin-bottom="0cm" fo:line-height="100%" fo:text-align="end" fo:text-indent="0cm"/>
      <style:text-properties fo:color="#00a933" loext:opacity="100%" style:font-name="Ubuntu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none" draw:fill-color="#ffffff"/>
      <style:paragraph-properties fo:text-align="end"/>
      <style:text-properties fo:color="#00a933" loext:opacity="100%" style:font-name="Ubuntu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a933" loext:opacity="100%" style:font-name="Ubuntu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bf0041" loext:opacity="100%" style:font-name="Ubuntu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2a6099" loext:opacity="100%"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color="#2a6099" loext:opacity="100%" style:font-name="Ubuntu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666666" loext:opacity="100%" style:font-name="Ubuntu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a933" loext:opacity="100%" style:font-name="Ubuntu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a933" loext:opacity="100%"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2a6099" loext:opacity="100%" style:font-name="Ubuntu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3.906cm" svg:height="3.906cm" svg:x="1.594cm" svg:y="4.94cm">
          <draw:image xlink:href="Pictures/100002010000020000000200408707868D709470.png" xlink:type="simple" xlink:show="embed" xlink:actuate="onLoad" draw:mime-type="image/png">
            <text:p/>
          </draw:image>
        </draw:frame>
        <draw:frame draw:style-name="gr2" draw:text-style-name="P1" draw:layer="layout" svg:width="7.155cm" svg:height="4.733cm" svg:x="9.586cm" svg:y="7.653cm">
          <draw:image xlink:href="Pictures/10000201000004B00000031A96F4B83F3BB8CF11.png" xlink:type="simple" xlink:show="embed" xlink:actuate="onLoad" draw:mime-type="image/png">
            <text:p/>
          </draw:image>
        </draw:frame>
        <draw:frame draw:style-name="gr2" draw:text-style-name="P1" draw:layer="layout" svg:width="2.34cm" svg:height="2.236cm" svg:x="10.023cm" svg:y="4.764cm">
          <draw:image xlink:href="Pictures/10000000000000CA000000C167C2C45893A75B7B.png" xlink:type="simple" xlink:show="embed" xlink:actuate="onLoad" draw:mime-type="image/png">
            <text:p/>
          </draw:image>
        </draw:frame>
        <draw:frame draw:style-name="gr3" draw:text-style-name="P3" draw:layer="layout" svg:width="3.482cm" svg:height="2.309cm" svg:x="13.259cm" svg:y="4.6cm">
          <draw:text-box>
            <text:p text:style-name="P2"><text:span text:style-name="T1">MQTT </text:span></text:p>
            <text:p text:style-name="P2"><text:span text:style-name="T1">Broker</text:span></text:p>
          </draw:text-box>
        </draw:frame>
        <draw:frame draw:style-name="gr3" draw:text-style-name="P5" draw:layer="layout" svg:width="4.689cm" svg:height="0.963cm" svg:x="1.385cm" svg:y="3.8cm">
          <draw:text-box>
            <text:p text:style-name="P4"><text:span text:style-name="T2">MQTT Cliente</text:span></text:p>
          </draw:text-box>
        </draw:frame>
        <draw:line draw:style-name="gr4" draw:text-style-name="P6" draw:layer="layout" svg:x1="1.5cm" svg:y1="10.1cm" svg:x2="9cm" svg:y2="10.1cm">
          <text:p/>
        </draw:line>
        <draw:frame draw:style-name="gr5" draw:text-style-name="P9" draw:layer="layout" svg:width="8.8cm" svg:height="3.099cm" svg:x="1.2cm" svg:y="10.527cm">
          <draw:text-box>
            <text:p text:style-name="P7"><text:span text:style-name="T3">Publicar en: /cocina/luces</text:span></text:p>
            <text:p text:style-name="P8"><text:span text:style-name="T3">Mensaje: “on”</text:span></text:p>
          </draw:text-box>
        </draw:frame>
        <draw:line draw:style-name="gr4" draw:text-style-name="P6" draw:layer="layout" svg:x1="21.539cm" svg:y1="9cm" svg:x2="21.539cm" svg:y2="7.7cm">
          <text:p/>
        </draw:line>
        <draw:frame draw:style-name="gr6" draw:text-style-name="P9" draw:layer="layout" svg:width="7.5cm" svg:height="1.897cm" svg:x="17.8cm" svg:y="9.303cm">
          <draw:text-box>
            <text:p text:style-name="P7"><text:span text:style-name="T4">Publicar en: </text:span><text:span text:style-name="T3">/cocina/luces</text:span><text:span text:style-name="T3"><text:line-break/></text:span><text:span text:style-name="T4">Mensaje: </text:span><text:span text:style-name="T3">“on”</text:span></text:p>
          </draw:text-box>
        </draw:frame>
        <draw:frame draw:style-name="gr3" draw:text-style-name="P11" draw:layer="layout" svg:width="4.689cm" svg:height="0.963cm" svg:x="20.856cm" svg:y="1.037cm">
          <draw:text-box>
            <text:p text:style-name="P10"><text:span text:style-name="T5">MQTT Cliente</text:span></text:p>
          </draw:text-box>
        </draw:frame>
        <draw:line draw:style-name="gr7" draw:text-style-name="P6" draw:layer="layout" svg:x1="21.59cm" svg:y1="9.009cm" svg:x2="18cm" svg:y2="9cm">
          <text:p/>
        </draw:line>
        <draw:g>
          <draw:custom-shape draw:style-name="gr8" draw:text-style-name="P12" draw:layer="layout" svg:width="6.6cm" svg:height="5.3cm" svg:x="19.9cm" svg:y="2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4.5cm" svg:height="2.424cm" draw:transform="rotate (1.5707963267949) translate (20.314cm 7.1cm)">
            <draw:image xlink:href="Pictures/1000020100000275000001535B65214F96C0AF47.png" xlink:type="simple" xlink:show="embed" xlink:actuate="onLoad" draw:mime-type="image/png">
              <text:p/>
            </draw:image>
          </draw:frame>
          <draw:line draw:style-name="gr9" draw:text-style-name="P6" draw:layer="layout" svg:x1="22.85cm" svg:y1="4.85cm" svg:x2="24.15cm" svg:y2="4.85cm">
            <text:p/>
          </draw:line>
          <draw:frame draw:style-name="gr2" draw:text-style-name="P1" draw:layer="layout" svg:width="1.503cm" svg:height="2cm" svg:x="24.5cm" svg:y="3.85cm">
            <draw:image xlink:href="Pictures/10000201000001F400000299BFA37C7C6642A26C.png" xlink:type="simple" xlink:show="embed" xlink:actuate="onLoad" draw:mime-type="image/png">
              <text:p/>
            </draw:image>
          </draw:frame>
        </draw:g>
        <draw:frame draw:style-name="gr10" draw:text-style-name="P14" draw:layer="layout" svg:width="7.5cm" svg:height="2.471cm" svg:x="17.9cm" svg:y="12.03cm">
          <draw:text-box>
            <text:p text:style-name="P13"><text:span text:style-name="T6">Subscribirse a: </text:span><text:span text:style-name="T7">/cocina/luces</text:span></text:p>
          </draw:text-box>
        </draw:frame>
        <draw:line draw:style-name="gr11" draw:text-style-name="P6" draw:layer="layout" svg:x1="25.5cm" svg:y1="8cm" svg:x2="25.5cm" svg:y2="11.5cm">
          <text:p/>
        </draw:line>
        <draw:line draw:style-name="gr12" draw:text-style-name="P6" draw:layer="layout" svg:x1="25.5cm" svg:y1="11.5cm" svg:x2="18cm" svg:y2="11.5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3.906cm" svg:height="3.906cm" svg:x="1.594cm" svg:y="3.94cm">
          <draw:image xlink:href="Pictures/100002010000020000000200408707868D709470.png" xlink:type="simple" xlink:show="embed" xlink:actuate="onLoad" draw:mime-type="image/png">
            <text:p/>
          </draw:image>
        </draw:frame>
        <draw:frame draw:style-name="gr2" draw:text-style-name="P1" draw:layer="layout" svg:width="7.155cm" svg:height="4.733cm" svg:x="9.586cm" svg:y="7.653cm">
          <draw:image xlink:href="Pictures/10000201000004B00000031A96F4B83F3BB8CF11.png" xlink:type="simple" xlink:show="embed" xlink:actuate="onLoad" draw:mime-type="image/png">
            <text:p/>
          </draw:image>
        </draw:frame>
        <draw:frame draw:style-name="gr2" draw:text-style-name="P1" draw:layer="layout" svg:width="2.34cm" svg:height="2.236cm" svg:x="10.023cm" svg:y="4.764cm">
          <draw:image xlink:href="Pictures/10000000000000CA000000C167C2C45893A75B7B.png" xlink:type="simple" xlink:show="embed" xlink:actuate="onLoad" draw:mime-type="image/png">
            <text:p/>
          </draw:image>
        </draw:frame>
        <draw:frame draw:style-name="gr3" draw:text-style-name="P3" draw:layer="layout" svg:width="3.482cm" svg:height="2.309cm" svg:x="13.259cm" svg:y="4.6cm">
          <draw:text-box>
            <text:p text:style-name="P2"><text:span text:style-name="T1">MQTT </text:span></text:p>
            <text:p text:style-name="P2"><text:span text:style-name="T1">Broker</text:span></text:p>
          </draw:text-box>
        </draw:frame>
        <draw:frame draw:style-name="gr3" draw:text-style-name="P5" draw:layer="layout" svg:width="4.689cm" svg:height="0.963cm" svg:x="1.385cm" svg:y="2.8cm">
          <draw:text-box>
            <text:p text:style-name="P4"><text:span text:style-name="T2">MQTT Cliente</text:span></text:p>
          </draw:text-box>
        </draw:frame>
        <draw:line draw:style-name="gr4" draw:text-style-name="P6" draw:layer="layout" svg:x1="4.5cm" svg:y1="9.127cm" svg:x2="4.5cm" svg:y2="8.1cm">
          <text:p/>
        </draw:line>
        <draw:frame draw:style-name="gr5" draw:text-style-name="P18" draw:layer="layout" svg:width="6cm" svg:height="3.099cm" svg:x="3cm" svg:y="9.287cm">
          <draw:text-box>
            <text:p text:style-name="P16"><text:span text:style-name="T8">Publicar </text:span><text:span text:style-name="T8">en:</text:span></text:p>
            <text:p text:style-name="P16"><text:span text:style-name="T3">/cocina/</text:span><text:span text:style-name="T3">temperat</text:span><text:span text:style-name="T3">ura</text:span></text:p>
            <text:p text:style-name="P17"><text:span text:style-name="T3">/cocina/</text:span><text:span text:style-name="T3">humedad</text:span></text:p>
          </draw:text-box>
        </draw:frame>
        <draw:line draw:style-name="gr4" draw:text-style-name="P6" draw:layer="layout" svg:x1="23.175cm" svg:y1="9cm" svg:x2="17.5cm" svg:y2="9cm">
          <text:p/>
        </draw:line>
        <draw:frame draw:style-name="gr14" draw:text-style-name="P9" draw:layer="layout" svg:width="8.7cm" svg:height="1.916cm" svg:x="17.8cm" svg:y="9.303cm">
          <draw:text-box>
            <text:p text:style-name="P7"><text:span text:style-name="T4">Publicar en: </text:span></text:p>
            <text:p text:style-name="P7"><text:span text:style-name="T3">/cocina/temperatura</text:span></text:p>
            <text:p text:style-name="P8"><text:span text:style-name="T3">/cocina/humedad</text:span></text:p>
          </draw:text-box>
        </draw:frame>
        <draw:frame draw:style-name="gr3" draw:text-style-name="P11" draw:layer="layout" svg:width="4.689cm" svg:height="0.963cm" svg:x="20.856cm" svg:y="1.037cm">
          <draw:text-box>
            <text:p text:style-name="P10"><text:span text:style-name="T5">MQTT </text:span><text:span text:style-name="T5">Cliente</text:span></text:p>
          </draw:text-box>
        </draw:frame>
        <draw:line draw:style-name="gr7" draw:text-style-name="P6" draw:layer="layout" svg:x1="23.12cm" svg:y1="9.009cm" svg:x2="23.12cm" svg:y2="7.7cm">
          <text:p/>
        </draw:line>
        <draw:custom-shape draw:style-name="gr8" draw:text-style-name="P12" draw:layer="layout" svg:width="6.6cm" svg:height="5.3cm" svg:x="19.9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5cm" svg:height="2.424cm" draw:transform="rotate (1.5707963267949) translate (20.314cm 7.1cm)">
          <draw:image xlink:href="Pictures/1000020100000275000001535B65214F96C0AF47.png" xlink:type="simple" xlink:show="embed" xlink:actuate="onLoad" draw:mime-type="image/png">
            <text:p/>
          </draw:image>
        </draw:frame>
        <draw:line draw:style-name="gr9" draw:text-style-name="P6" draw:layer="layout" svg:x1="24.15cm" svg:y1="4.85cm" svg:x2="22.85cm" svg:y2="4.85cm">
          <text:p/>
        </draw:line>
        <draw:frame draw:style-name="gr10" draw:text-style-name="P21" draw:layer="layout" svg:width="7.5cm" svg:height="2.471cm" svg:x="1.5cm" svg:y="12.229cm">
          <draw:text-box>
            <text:p text:style-name="P19"><text:span text:style-name="T6">S</text:span><text:span text:style-name="T6">u</text:span><text:span text:style-name="T6">b</text:span><text:span text:style-name="T6">s</text:span><text:span text:style-name="T6">c</text:span><text:span text:style-name="T6">r</text:span><text:span text:style-name="T6">i</text:span><text:span text:style-name="T6">b</text:span><text:span text:style-name="T6">i</text:span><text:span text:style-name="T6">r</text:span><text:span text:style-name="T6">s</text:span><text:span text:style-name="T6">e</text:span><text:span text:style-name="T6"> </text:span><text:span text:style-name="T6">a</text:span><text:span text:style-name="T6">:</text:span></text:p>
            <text:p text:style-name="P19"><text:span text:style-name="T7">/</text:span><text:span text:style-name="T7">c</text:span><text:span text:style-name="T7">o</text:span><text:span text:style-name="T7">c</text:span><text:span text:style-name="T7">i</text:span><text:span text:style-name="T7">n</text:span><text:span text:style-name="T7">a</text:span><text:span text:style-name="T7">/</text:span><text:span text:style-name="T7">t</text:span><text:span text:style-name="T7">e</text:span><text:span text:style-name="T7">m</text:span><text:span text:style-name="T7">p</text:span><text:span text:style-name="T7">e</text:span><text:span text:style-name="T7">r</text:span><text:span text:style-name="T7">a</text:span><text:span text:style-name="T7">t</text:span><text:span text:style-name="T7">u</text:span><text:span text:style-name="T7">r</text:span><text:span text:style-name="T7">a</text:span></text:p>
            <text:p text:style-name="P20"><text:span text:style-name="T7">/</text:span><text:span text:style-name="T7">c</text:span><text:span text:style-name="T7">o</text:span><text:span text:style-name="T7">c</text:span><text:span text:style-name="T7">i</text:span><text:span text:style-name="T7">n</text:span><text:span text:style-name="T7">a</text:span><text:span text:style-name="T7">/</text:span><text:span text:style-name="T7">h</text:span><text:span text:style-name="T7">u</text:span><text:span text:style-name="T7">m</text:span><text:span text:style-name="T7">e</text:span><text:span text:style-name="T7">d</text:span><text:span text:style-name="T7">a</text:span><text:span text:style-name="T7">d</text:span></text:p>
          </draw:text-box>
        </draw:frame>
        <draw:line draw:style-name="gr12" draw:text-style-name="P6" draw:layer="layout" svg:x1="2.5cm" svg:y1="12cm" svg:x2="9cm" svg:y2="12cm">
          <text:p/>
        </draw:line>
        <draw:frame draw:style-name="gr2" draw:text-style-name="P1" draw:layer="layout" svg:width="1.623cm" svg:height="2.5cm" svg:x="24.5cm" svg:y="3.6cm">
          <draw:image xlink:href="Pictures/10000201000000A3000000FBE076242EDC4F0256.png" xlink:type="simple" xlink:show="embed" xlink:actuate="onLoad" draw:mime-type="image/png">
            <text:p/>
          </draw:image>
        </draw:frame>
        <draw:line draw:style-name="gr7" draw:text-style-name="P6" draw:layer="layout" svg:x1="4.469cm" svg:y1="9.127cm" svg:x2="8.969cm" svg:y2="9.127cm">
          <text:p/>
        </draw:line>
        <draw:line draw:style-name="gr11" draw:text-style-name="P6" draw:layer="layout" svg:x1="2.5cm" svg:y1="11.7cm" svg:x2="2.5cm" svg:y2="8.2cm">
          <text:p/>
        </draw:line>
        <presentation:notes draw:style-name="dp1">
          <draw:page-thumbnail draw:style-name="gr13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9T13:00:42.452524445</meta:creation-date>
    <dc:date>2022-10-19T15:45:27.851769576</dc:date>
    <meta:editing-duration>PT2H34M9S</meta:editing-duration>
    <meta:editing-cycles>83</meta:editing-cycles>
    <meta:generator>LibreOffice/7.0.4.2$Linux_X86_64 LibreOffice_project/00$Build-2</meta:generator>
    <meta:document-statistic meta:object-count="63"/>
  </office:meta>
</office:document-meta>
</file>